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nedInputSource.getCharact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nedInputSource.ClonedInputSource( char characterArray [ ] , byte byteArray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nedInputSource.read( Reader re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lonedInputSource.read( InputStream strea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lonedInputSource.ClonedInputSource( InputSource in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onedInputSource.get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nedInputSource.cloneInputSour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